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F30000013EC568420D.gif" manifest:media-type="image/gif"/>
  <manifest:file-entry manifest:full-path="Pictures/100000000000036F0000027F3104D425.gif" manifest:media-type="image/gif"/>
  <manifest:file-entry manifest:full-path="Pictures/100000000000037300000203CAE30C7E.gif" manifest:media-type="image/gif"/>
  <manifest:file-entry manifest:full-path="Pictures/1000000000000359000003002A25D9FA.gif" manifest:media-type="image/gif"/>
  <manifest:file-entry manifest:full-path="Pictures/100000000000036D0000027470808812.gif" manifest:media-type="image/gif"/>
  <manifest:file-entry manifest:full-path="Pictures/100000000000036F000001F088BF01AF.gif" manifest:media-type="image/gif"/>
  <manifest:file-entry manifest:full-path="Pictures/1000000000000380000001D4DBC76A72.gif" manifest:media-type="image/gif"/>
  <manifest:file-entry manifest:full-path="Pictures/100000000000037E0000018AE261A6B1.gif" manifest:media-type="image/gif"/>
  <manifest:file-entry manifest:full-path="Pictures/1000000000000143000000F3A67DAA43.gif" manifest:media-type="image/gif"/>
  <manifest:file-entry manifest:full-path="Pictures/100000000000037F000001A0EEE7730B.gif" manifest:media-type="image/gif"/>
  <manifest:file-entry manifest:full-path="Pictures/100000000000034B000001EE3FAD168B.gif" manifest:media-type="image/gif"/>
  <manifest:file-entry manifest:full-path="Pictures/100000000000034B000003055A3A81AE.gif" manifest:media-type="image/gif"/>
  <manifest:file-entry manifest:full-path="Pictures/10000000000003830000032ECDA16681.gif" manifest:media-type="image/gif"/>
  <manifest:file-entry manifest:full-path="Pictures/10000200000002F8000001C09E7F3DEB.gif" manifest:media-type="image/gif"/>
  <manifest:file-entry manifest:full-path="Pictures/100000000000034C000003395B9B3A87.gif" manifest:media-type="image/gif"/>
  <manifest:file-entry manifest:full-path="Pictures/1000000000000303000001D73408488A.gif" manifest:media-type="image/gif"/>
  <manifest:file-entry manifest:full-path="Pictures/100000000000034A000001990D6B8764.gif" manifest:media-type="image/gif"/>
  <manifest:file-entry manifest:full-path="Pictures/100000000000034E000001EEF2BD19ED.gif" manifest:media-type="image/gif"/>
  <manifest:file-entry manifest:full-path="Pictures/100000000000037000000292B91F2DD9.gif" manifest:media-type="image/gif"/>
  <manifest:file-entry manifest:full-path="Pictures/100000000000034C0000019F30C710B5.gif" manifest:media-type="image/gif"/>
  <manifest:file-entry manifest:full-path="Pictures/100000000000034A000001C847B7AACA.gif" manifest:media-type="image/gif"/>
  <manifest:file-entry manifest:full-path="Pictures/100000000000034A0000019BB144FBA7.gif" manifest:media-type="image/gif"/>
  <manifest:file-entry manifest:full-path="Pictures/100000000000034B000001E63DE99B1E.gif" manifest:media-type="image/gif"/>
  <manifest:file-entry manifest:full-path="Pictures/1000000000000280000000DE2DA7A1FF.gif" manifest:media-type="image/gif"/>
  <manifest:file-entry manifest:full-path="Pictures/100000000000034B000001CED80A3520.gif" manifest:media-type="image/gif"/>
  <manifest:file-entry manifest:full-path="Pictures/1000000000000287000000C6D5609C4B.gif" manifest:media-type="image/gif"/>
  <manifest:file-entry manifest:full-path="Pictures/100000000000031C000002F7A1A98929.gif" manifest:media-type="image/gif"/>
  <manifest:file-entry manifest:full-path="Pictures/1000000000000145000000F65905DC20.gif" manifest:media-type="image/gif"/>
  <manifest:file-entry manifest:full-path="Pictures/100000000000034B000001C5963165E8.gif" manifest:media-type="image/gif"/>
  <manifest:file-entry manifest:full-path="Pictures/100000000000034B000001AA4EF178C1.gif" manifest:media-type="image/gif"/>
  <manifest:file-entry manifest:full-path="Pictures/100000000000036F000002A178EF9635.gif" manifest:media-type="image/gif"/>
  <manifest:file-entry manifest:full-path="Pictures/100000000000034A000001CBE042597C.gif" manifest:media-type="image/gif"/>
  <manifest:file-entry manifest:full-path="Pictures/1000000000000349000002CFDC5B4B29.gif" manifest:media-type="image/gif"/>
  <manifest:file-entry manifest:full-path="Pictures/1000000000000288000000E369090322.gif" manifest:media-type="image/gif"/>
  <manifest:file-entry manifest:full-path="Pictures/1000000000000283000000EFB0AF9C3D.gif" manifest:media-type="image/gif"/>
  <manifest:file-entry manifest:full-path="Pictures/100000000000034A0000019F50BCC8A2.gif" manifest:media-type="image/gif"/>
  <manifest:file-entry manifest:full-path="Pictures/1000000000000286000000C0B45C3E1D.gif" manifest:media-type="image/gif"/>
  <manifest:file-entry manifest:full-path="Pictures/1000000000000142000000F138988AD8.gif" manifest:media-type="image/gif"/>
  <manifest:file-entry manifest:full-path="Pictures/1000000000000374000002FCD2DC277F.gif" manifest:media-type="image/gif"/>
  <manifest:file-entry manifest:full-path="Pictures/10000200000002510000023FFF8A672E.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79b34" officeooo:paragraph-rsid="000e2898"/>
    </style:style>
    <style:style style:name="P4" style:family="paragraph" style:parent-style-name="Standard">
      <style:text-properties officeooo:paragraph-rsid="0016c08e"/>
    </style:style>
    <style:style style:name="P5" style:family="paragraph" style:parent-style-name="Standard">
      <style:text-properties officeooo:rsid="0016c08e" officeooo:paragraph-rsid="0016c08e"/>
    </style:style>
    <style:style style:name="P6" style:family="paragraph" style:parent-style-name="Standard">
      <style:paragraph-properties fo:break-before="page"/>
    </style:style>
    <style:style style:name="P7" style:family="paragraph" style:parent-style-name="Code_20_block">
      <style:text-properties fo:color="#008000"/>
    </style:style>
    <style:style style:name="P8" style:family="paragraph" style:parent-style-name="Code_20_block">
      <style:text-properties officeooo:paragraph-rsid="0012371d"/>
    </style:style>
    <style:style style:name="P9" style:family="paragraph" style:parent-style-name="Code_20_block">
      <style:text-properties officeooo:rsid="0016c08e"/>
    </style:style>
    <style:style style:name="P10" style:family="paragraph" style:parent-style-name="Code_20_block">
      <style:text-properties officeooo:paragraph-rsid="0017b803"/>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Standard" style:list-style-name="List_20_1"/>
    <style:style style:name="P13" style:family="paragraph" style:parent-style-name="Standard" style:list-style-name="List_20_2"/>
    <style:style style:name="P14" style:family="paragraph" style:parent-style-name="Standard" style:list-style-name="List_20_2">
      <style:paragraph-properties fo:text-align="justify" style:justify-single-word="false"/>
    </style:style>
    <style:style style:name="P15" style:family="paragraph" style:parent-style-name="Standard" style:list-style-name="L1"/>
    <style:style style:name="P16" style:family="paragraph" style:parent-style-name="Heading_20_2">
      <style:paragraph-properties fo:break-before="page"/>
    </style:style>
    <style:style style:name="P17" style:family="paragraph" style:parent-style-name="Heading_20_3">
      <style:text-properties officeooo:rsid="0016c08e"/>
    </style:style>
    <style:style style:name="P18" style:family="paragraph" style:parent-style-name="Heading_20_3">
      <style:paragraph-properties fo:break-before="page"/>
    </style:style>
    <style:style style:name="P19"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fo:font-weight="bold" officeooo:rsid="001af1fb" style:font-weight-asian="bold" style:font-weight-complex="bold"/>
    </style:style>
    <style:style style:name="T5" style:family="text">
      <style:text-properties fo:font-weight="bold" officeooo:rsid="001b6049"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color="#008000"/>
    </style:style>
    <style:style style:name="T9" style:family="text">
      <style:text-properties fo:color="#000000" fo:font-weight="bold" style:font-weight-asian="bold" style:font-weight-complex="bold"/>
    </style:style>
    <style:style style:name="T10" style:family="text">
      <style:text-properties officeooo:rsid="000edff6"/>
    </style:style>
    <style:style style:name="T11" style:family="text">
      <style:text-properties officeooo:rsid="000f8941"/>
    </style:style>
    <style:style style:name="T12" style:family="text">
      <style:text-properties officeooo:rsid="00134a25"/>
    </style:style>
    <style:style style:name="T13" style:family="text">
      <style:text-properties officeooo:rsid="0016c08e"/>
    </style:style>
    <style:style style:name="T14" style:family="text">
      <style:text-properties officeooo:rsid="0017b803"/>
    </style:style>
    <style:style style:name="T15" style:family="text">
      <style:text-properties officeooo:rsid="00197abb"/>
    </style:style>
    <style:style style:name="T16" style:family="text">
      <style:text-properties officeooo:rsid="001a00e1"/>
    </style:style>
    <style:style style:name="T17" style:family="text">
      <style:text-properties officeooo:rsid="001af1fb"/>
    </style:style>
    <style:style style:name="T18" style:family="text">
      <style:text-properties officeooo:rsid="001b6049"/>
    </style:style>
    <style:style style:name="T19" style:family="text">
      <style:text-properties officeooo:rsid="001c29e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20174049618026588"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10404229161384" text:continue-numbering="true" text:style-name="Outline">
        <text:list-item>
          <text:list>
            <text:list-item>
              <text:list>
                <text:list-item>
                  <text:h text:style-name="Heading_20_3" text:outline-level="3">Features</text:h>
                </text:list-item>
              </text:list>
            </text:list-item>
          </text:list>
        </text:list-item>
      </text:list>
      <text:list xml:id="list8225562441352051996" text:style-name="List_20_1">
        <text:list-item>
          <text:p text:style-name="P12">Supports the same configuration properties as a standalone JPPF client, including server discovery, connection to multiple drivers, connection pool per driver</text:p>
        </text:list-item>
        <text:list-item>
          <text:p text:style-name="P12">Supports disconnection from, and reconnection to, any JPPF driver</text:p>
        </text:list-item>
        <text:list-item>
          <text:p text:style-name="P12">Compliant with the <text:a xlink:type="simple" xlink:href="http://java.sun.com/j2ee/connector" text:style-name="Internet_20_link" text:visited-style-name="Visited_20_Internet_20_Link">JCA 1.5 specifications</text:a></text:p>
        </text:list-item>
        <text:list-item>
          <text:p text:style-name="P12">API similar to that of the standard JPPF client (<text:span text:style-name="Code_20_char">submit(job)</text:span>)</text:p>
        </text:list-item>
        <text:list-item>
          <text:p text:style-name="P12">No transaction support</text:p>
        </text:list-item>
      </text:list>
      <text:list xml:id="list10404230168347" text:continue-list="list10404229161384"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31"><draw:image xlink:href="Pictures/10000200000002510000023FFF8A672E.gif" xlink:type="simple" xlink:show="embed" xlink:actuate="onLoad"/></draw:frame></text:p>
      <text:p text:style-name="Standard"/>
      <text:list xml:id="list10404237154732" text:continue-numbering="true" text:style-name="Outline">
        <text:list-item>
          <text:list>
            <text:list-item>
              <text:h text:style-name="P16" text:outline-level="2">Supported Platforms</text:h>
            </text:list-item>
          </text:list>
        </text:list-item>
      </text:list>
      <text:p text:style-name="P1"><text:span text:style-name="T6">Note</text:span>: <text:span text:style-name="T7">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 text:style-name="Internet_20_link" text:visited-style-name="Visited_20_Internet_20_Link"><text:span text:style-name="T7">JPPF Forums</text:span></text:a>.</text:p>
      <text:p text:style-name="Standard"/>
      <table:table table:name="Table1" table:style-name="Table1">
        <table:table-column table:style-name="Table1.A"/>
        <table:table-column table:style-name="Table1.B"/>
        <table:table-row>
          <table:table-cell table:style-name="Table1.A1" office:value-type="string">
            <text:p text:style-name="P11">Technology</text:p>
          </table:table-cell>
          <table:table-cell table:style-name="Table1.B1" office:value-type="string">
            <text:p text:style-name="P11">Tested Platforms</text:p>
          </table:table-cell>
        </table:table-row>
        <table:table-row>
          <table:table-cell table:style-name="Table1.A2" office:value-type="string">
            <text:p text:style-name="P11">Operating System</text:p>
          </table:table-cell>
          <table:table-cell table:style-name="Table1.B2" office:value-type="string">
            <text:p text:style-name="Table_20_Contents">All Windows systems supporting JDK 1.<text:span text:style-name="T16">7</text:span> or later<text:line-break/>All Linux and Unix systems supporting JDK 1.<text:span text:style-name="T16">7</text:span> or later</text:p>
          </table:table-cell>
        </table:table-row>
        <table:table-row>
          <table:table-cell table:style-name="Table1.A2" office:value-type="string">
            <text:p text:style-name="P11">JVM</text:p>
          </table:table-cell>
          <table:table-cell table:style-name="Table1.B2" office:value-type="string">
            <text:p text:style-name="Table_20_Contents">Sun JDK 1.<text:span text:style-name="T16">7</text:span> and later<text:line-break/>IBM JVM 1.<text:span text:style-name="T16">7</text:span> and later<text:line-break/>BEA JRockit 1.<text:span text:style-name="T16">7</text:span> and later </text:p>
          </table:table-cell>
        </table:table-row>
        <table:table-row>
          <table:table-cell table:style-name="Table1.A2" office:value-type="string">
            <text:p text:style-name="P11">Application Server</text:p>
          </table:table-cell>
          <table:table-cell table:style-name="Table1.B2" office:value-type="string">
            <text:p text:style-name="Table_20_Contents">JBoss 4.<text:span text:style-name="T16">x</text:span>, 5.<text:span text:style-name="T16">x</text:span>, 6.<text:span text:style-name="T16">x</text:span>, 7.<text:span text:style-name="T16">x</text:span><text:line-break/>Glassfish 2.x, 3.x<text:line-break/>IBM Websphere Application Server <text:span text:style-name="T16">8.5+</text:span><text:line-break/>Oracle Weblogic 9.x, 10.x, 11.x</text:p>
            <text:p text:style-name="Table_20_Contents">Apache Geronimo 2.1.x <text:span text:style-name="T16">, 3.0.x</text:span></text:p>
          </table:table-cell>
        </table:table-row>
      </table:table>
      <text:list xml:id="list10404239165233"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 text:style-name="Internet_20_link" text:visited-style-name="Visited_20_Internet_20_Link">JPPF download page</text:a>. The name of the file should be '''JPPF-2.x-j2ee-connector.zip'''</text:p>
      <text:list xml:id="list10404239168426"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10404242141849"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10404242158765" text:continue-list="list8225562441352051996" text:style-name="List_20_1">
        <text:list-item>
          <text:p text:style-name="P12">Open a command prompt</text:p>
        </text:list-item>
        <text:list-item>
          <text:p text:style-name="P12">Go to the <text:span text:style-name="T1">JPPF-x.y-j2ee-connector</text:span> folder</text:p>
        </text:list-item>
        <text:list-item>
          <text:p text:style-name="P12">Enter “<text:span text:style-name="T1">ant build</text:span>”</text:p>
        </text:list-item>
        <text:list-item>
          <text:p text:style-name="P12">The resulting .rar and .ear files are generated in the “<text:span text:style-name="T1">build</text:span>” subfolder.</text:p>
        </text:list-item>
      </text:list>
      <text:list xml:id="list10404243162746" text:continue-list="list10404242141849" text:style-name="Outline">
        <text:list-item>
          <text:list>
            <text:list-item>
              <text:list>
                <text:list-item>
                  <text:h text:style-name="P18"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6689530148594539862" text:style-name="List_20_2">
              <text:list-item>
                <text:p text:style-name="P14">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3"><text:s text:c="2"/>&lt;!-- JPPF Client Configuration --&gt;</text:p>
            <text:p text:style-name="P3"><text:s text:c="2"/>&lt;config-property&gt;</text:p>
            <text:p text:style-name="P3"><text:s text:c="4"/>&lt;description&gt;Defines how the JPPF configuration is to be located.</text:p>
            <text:p text:style-name="P3"><text:s text:c="4"/>This property is defined in the format "type|path", where "type" can be one of:</text:p>
            <text:p text:style-name="P3"><text:s text:c="4"/>- "classpath": "path" is a path to a properties file in one of the jars of the .rar file</text:p>
            <text:p text:style-name="P3"><text:s text:c="6"/>example: "classpath|resources/config/jppf.properties"</text:p>
            <text:p text:style-name="P3"><text:s text:c="4"/>- "url": "path" is a url that points to a properties file</text:p>
            <text:p text:style-name="P3"><text:s text:c="6"/>example: "url|file:///home/me/jppf/jppf.properties" (could be a http:// or ftp:// url as well)</text:p>
            <text:p text:style-name="P3"><text:s text:c="4"/>- "file": "path" is considered a path on the file system</text:p>
            <text:p text:style-name="P3"><text:s text:c="6"/>example: "file|/home/me/jppf/config/jppf.properties"</text:p>
            <text:p text:style-name="P3"><text:s text:c="4"/>When no value or an invalid value is specified, "classpath|jppf.properties" is used</text:p>
            <text:p text:style-name="P3"><text:s text:c="4"/>&lt;/description&gt;</text:p>
            <text:p text:style-name="P3"><text:s text:c="4"/>&lt;config-property-name&gt;ConfigurationSource&lt;/config-property-name&gt;</text:p>
            <text:p text:style-name="P3"><text:s text:c="4"/>&lt;config-property-type&gt;java.lang.String&lt;/config-property-type&gt;</text:p>
            <text:p text:style-name="P3"><text:s text:c="4"/>&lt;config-property-value&gt;classpath|jppf.properties&lt;/config-property-value&gt;</text:p>
            <text:p text:style-name="P3"><text:s text:c="2"/>&lt;/config-property&gt;</text:p>
            <text:p text:style-name="P3"/>
            <text:list xml:id="list10404245141986" text:continue-numbering="true" text:style-name="List_20_2">
              <text:list-item>
                <text:p text:style-name="P13">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10404247141422" text:continue-list="list10404243162746" text:style-name="Outline">
        <text:list-item>
          <text:list>
            <text:list-item>
              <text:h text:style-name="P16" text:outline-level="2">How to use the connector API</text:h>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api-5/index.html?org/jppf/jca/cci/JPPFConnection.html" text:style-name="Internet_20_link" text:visited-style-name="Visited_20_Internet_20_Link"><text:span text:style-name="Code_20_char">JPPFConnection</text:span></text:a> interface. This implies that any operation performed should follow these steps:</text:p>
      <text:p text:style-name="Standard"/>
      <text:list xml:id="list2384240461333101444" text:style-name="L1">
        <text:list-item>
          <text:p text:style-name="P15">obtain a connection from the resource adapter connection pool</text:p>
        </text:list-item>
        <text:list-item>
          <text:p text:style-name="P15">perform one or more JPPF-related operation(s)</text:p>
        </text:list-item>
        <text:list-item>
          <text:p text:style-name="P15">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8">// JNDI name of the JPPFConnectionFactory.</text:span></text:p>
      <text:p text:style-name="Code_20_block"><text:s text:c="2"/>public static final String <text:span text:style-name="T1">JNDI_NAME = "</text:span><text:span text:style-name="T9">eis/JPPFConnectionFactory</text:span><text:span text:style-name="T1">"</text:span>;</text:p>
      <text:p text:style-name="Code_20_block"/>
      <text:p text:style-name="Code_20_block"><text:s text:c="2"/><text:span text:style-name="T8">//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text:s text:c="4"/><text:span text:style-name="T8">//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8">//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8">// Release a connection</text:span></text:p>
      <text:p text:style-name="Code_20_block"><text:s text:c="2"/>public static void closeConnection(JPPFConnection conn) throws ResourceException {</text:p>
      <text:p text:style-name="Code_20_block"><text:s text:c="6"/><text:span text:style-name="T1">conn.close()</text:span>;</text:p>
      <text:p text:style-name="Code_20_block"><text:s text:c="2"/>}</text:p>
      <text:p text:style-name="Code_20_block">}</text:p>
      <text:p text:style-name="Standard"/>
      <text:p text:style-name="P1">Please note that the actual JNDI name for the JPPF connection factory depend<text:span text:style-name="T12">s</text:span> on which application server is used:</text:p>
      <text:p text:style-name="Standard"/>
      <text:list xml:id="list10404251157170" text:continue-list="list10404245141986" text:style-name="List_20_2">
        <text:list-item>
          <text:p text:style-name="P13">on Apache Geronimo: "<text:span text:style-name="T1">jca:/JPPF/jca-client/JCAManagedConnectionFactory/eis/JPPFConnectionFactory</text:span>"</text:p>
        </text:list-item>
        <text:list-item>
          <text:p text:style-name="P13">on JBoss: "<text:span text:style-name="T1">java:eis/JPPFConnectionFactory</text:span>"</text:p>
        </text:list-item>
        <text:list-item>
          <text:p text:style-name="P13">on Websphere: "<text:span text:style-name="T1">java:comp/env/eis/JPPFConnectionFactory</text:span>"</text:p>
        </text:list-item>
        <text:list-item>
          <text:p text:style-name="P13">on all other supported servers: "<text:span text:style-name="T1">eis/JPPFConnectionFactory</text:span>"</text:p>
        </text:list-item>
      </text:list>
      <text:list xml:id="list10404252148832" text:continue-list="list10404247141422" text:style-name="Outline">
        <text:list-item>
          <text:list>
            <text:list-item>
              <text:list>
                <text:list-item>
                  <text:h text:style-name="P17" text:outline-level="3">Reset of the JPPF client</text:h>
                </text:list-item>
              </text:list>
            </text:list-item>
          </text:list>
        </text:list-item>
      </text:list>
      <text:p text:style-name="P4"><text:span text:style-name="T13">The method </text:span><text:a xlink:type="simple" xlink:href="http://www.jppf.org/api-5/org/jppf/jca/cci/JPPFConnection.html#resetClient()" text:style-name="Internet_20_link" text:visited-style-name="Visited_20_Internet_20_Link"><text:span text:style-name="T13">JPPFConnection.resetClient()</text:span></text:a><text:span text:style-name="T13"> will trigger a reset of the underlying JPPF client. This method enables reloading the JPPF configuration without having to restart the application server. Example use:</text:span></text:p>
      <text:p text:style-name="P5"/>
      <text:p text:style-name="P9">JPPFConnection connection = null;</text:p>
      <text:p text:style-name="P9">try {</text:p>
      <text:p text:style-name="P9"><text:s text:c="2"/>connection = JPPFHelper.getConnection();</text:p>
      <text:p text:style-name="P9"><text:s text:c="2"/>connection.resetClient();</text:p>
      <text:p text:style-name="P9">} finally {</text:p>
      <text:p text:style-name="P9"><text:s text:c="2"/>if (connection != null) JPPFHelper.closeConnection(connection);</text:p>
      <text:p text:style-name="P9">}</text:p>
      <text:p text:style-name="P5"/>
      <text:p text:style-name="P4"><text:span text:style-name="T13">As for </text:span><text:a xlink:type="simple" xlink:href="http://www.jppf.org/api-5/org/jppf/client/JPPFClient.html#reset()" text:style-name="Internet_20_link" text:visited-style-name="Visited_20_Internet_20_Link"><text:span text:style-name="T13">JPPFClient.reset()</text:span></text:a><text:span text:style-name="T13">, calling this method will not lose any already submitted jobs. Instead, the JCA connectior will resubmit them as soon as it is reset and server connections become available.</text:span></text:p>
      <text:list xml:id="list10404253157976" text:continue-numbering="true" text:style-name="Outline">
        <text:list-item>
          <text:list>
            <text:list-item>
              <text:list>
                <text:list-item>
                  <text:h text:style-name="P18" text:outline-level="3">Submitting jobs</text:h>
                </text:list-item>
              </text:list>
            </text:list-item>
          </text:list>
        </text:list-item>
      </text:list>
      <text:p text:style-name="Standard"><text:a xlink:type="simple" xlink:href="http://www.jppf.org/api-5/index.html?org/jppf/jca/cci/JPPFConnection.html" text:style-name="Internet_20_link" text:visited-style-name="Visited_20_Internet_20_Link"><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8">// Submit a job to the JPPF client</text:span></text:p>
      <text:p text:style-name="Code_20_block"><text:s text:c="2"/><text:span text:style-name="T8">// This method exits immediately after adding the job to the queue</text:span></text:p>
      <text:p text:style-name="Code_20_block"><text:s text:c="2"/>String submit(JPPFJob job) throws Exception;</text:p>
      <text:p text:style-name="Code_20_block"/>
      <text:p text:style-name="Code_20_block"><text:s text:c="2"/><text:span text:style-name="T8">// Submit a job to the JPPF client and register the specified status listener</text:span></text:p>
      <text:p text:style-name="Code_20_block"><text:s text:c="2"/><text:span text:style-name="T8">// This method exits immediately after adding the job to the queue</text:span></text:p>
      <text:p text:style-name="Code_20_block"><text:s text:c="2"/>String submit(JPPFJob job, <text:span text:style-name="T17">Job</text:spa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8">// get a JPPF Connection</text:span></text:p>
      <text:p text:style-name="Code_20_block"><text:s text:c="4"/>connection = JPPFHelper.getConnection();</text:p>
      <text:p text:style-name="Code_20_block"><text:s text:c="4"/><text:span text:style-name="T8">// create a JPPF job</text:span></text:p>
      <text:p text:style-name="Code_20_block"><text:s text:c="4"/>JPPFJob job = new JPPFJob();</text:p>
      <text:p text:style-name="Code_20_block"><text:s text:c="4"/>job.addTask(new DemoTask());</text:p>
      <text:p text:style-name="Code_20_block"><text:s text:c="4"/><text:span text:style-name="T8">//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8">// close the connection</text:span></text:p>
      <text:p text:style-name="Code_20_block"><text:s text:c="4"/>JPPFHelper.closeConnection(connection);</text:p>
      <text:p text:style-name="Code_20_block"><text:s text:c="2"/>}</text:p>
      <text:p text:style-name="Code_20_block">}</text:p>
      <text:list xml:id="list10404256154135" text:continue-numbering="true" text:style-name="Outline">
        <text:list-item>
          <text:list>
            <text:list-item>
              <text:list>
                <text:list-item>
                  <text:h text:style-name="Heading_20_3"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8">// Use the connection to check the status from the submission ID</text:span></text:p>
      <text:p text:style-name="Code_20_block"><text:s text:c="4"/><text:span text:style-name="T1">SubmissionStatus status = connection.get</text:span><text:span text:style-name="T4">Job</text:span><text:span text:style-name="T1">Status(submitID);</text:span></text:p>
      <text:p text:style-name="Code_20_block"><text:s text:c="4"/>if (status.equals(<text:span text:style-name="T4">Job</text:span><text:span text:style-name="T1">Status.COMPLETE</text:span>)) {</text:p>
      <text:p text:style-name="Code_20_block"><text:s text:c="6"/><text:span text:style-name="T8">//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4">Job</text:span><text:span text:style-name="T1">Status.FAILED</text:span>)) {</text:p>
      <text:p text:style-name="Code_20_block"><text:s text:c="6"/><text:span text:style-name="T8">//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10404259150548" text:continue-numbering="true" text:style-name="Outline">
        <text:list-item>
          <text:list>
            <text:list-item>
              <text:list>
                <text:list-item>
                  <text:h text:style-name="P18" text:outline-level="3">Cancelling a job</text:h>
                </text:list-item>
              </text:list>
            </text:list-item>
          </text:list>
        </text:list-item>
      </text:list>
      <text:p text:style-name="P1">The J2EE allows cancelling a job by calling the method <text:a xlink:type="simple" xlink:href="http://www.jppf.org/api-5/org/jppf/jca/cci/JPPFConnection.html#cancelJob(java.lang.String)" text:style-name="Internet_20_link" text:visited-style-name="Visited_20_Internet_20_Link"><text:span text:style-name="Code_20_char"><text:span text:style-name="T17">JPPFConnection.cancelJob(String jobUuid)</text:span></text:span></text:a>:</text:p>
      <text:p text:style-name="P1"/>
      <text:p text:style-name="Code_20_block">public void cancelJob(String <text:span text:style-name="T17">jobUuid</text:span>)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8">// cancel the job</text:span></text:p>
      <text:p text:style-name="Code_20_block"><text:s text:c="4"/><text:span text:style-name="T1">connection.cancelJob(</text:span><text:span text:style-name="T4">job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p>
      <text:list xml:id="list10404260154337"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api-5/index.html?org/jppf/jca/cci/JPPFConnection.html" text:style-name="Internet_20_link" text:visited-style-name="Visited_20_Internet_20_Link"><text:span text:style-name="Code_20_char">JPPFConnection</text:span></text:a> API provides the method <text:a xlink:type="simple" xlink:href="http://www.jppf.org/api-5/org/jppf/jca/cci/JPPFConnection.html#awaitResults(java.lang.String)" text:style-name="Internet_20_link" text:visited-style-name="Visited_20_Internet_20_Link"><text:span text:style-name="Code_20_char"><text:span text:style-name="T17">awaitResults(String jobUuid)</text:span></text:span></text:a>, which waits until the job has completed and returns the execution results. Here is an example use:</text:p>
      <text:p text:style-name="Standard"/>
      <text:p text:style-name="P7">// Submit a job and return the execution results</text:p>
      <text:p text:style-name="Code_20_block">public List&lt;JTask<text:span text:style-name="T10">&lt;?&gt;</text:span>&gt; submitBlockingJob() throws Exception {</text:p>
      <text:p text:style-name="Code_20_block"><text:s text:c="2"/>List&lt;Task<text:span text:style-name="T10">&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8">// create a new job</text:span></text:p>
      <text:p text:style-name="Code_20_block"><text:s text:c="4"/>JPPFJob job = new JPPFJob();</text:p>
      <text:p text:style-name="Code_20_block"><text:s text:c="4"/>job.setName("test job");</text:p>
      <text:p text:style-name="Code_20_block"><text:s text:c="4"/><text:span text:style-name="T8">// add the tasks to the job</text:span></text:p>
      <text:p text:style-name="Code_20_block"><text:s text:c="4"/>for (int i=0; i&lt;5; i++) job.add(new MyTask(i));</text:p>
      <text:p text:style-name="Code_20_block"><text:s text:c="4"/><text:span text:style-name="T8">// submit the job and get the submission id</text:span></text:p>
      <text:p text:style-name="Code_20_block"><text:s text:c="4"/>connection.submit(job);</text:p>
      <text:p text:style-name="Code_20_block"><text:s text:c="4"/><text:span text:style-name="T8">// wait until the job has completed</text:span></text:p>
      <text:p text:style-name="Code_20_block"><text:s text:c="4"/><text:span text:style-name="T1">results = connection.</text:span><text:span text:style-name="T2">a</text:span><text:span text:style-name="T1">waitResults(</text:span><text:span text:style-name="T4">job.get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s text:c="2"/><text:span text:style-name="T8">//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10404263173340"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public interface JPPFConnection extends Connection, JPPFAccessor {</text:p>
      <text:p text:style-name="Code_20_block"><text:s text:c="2"/><text:span text:style-name="T8">// Add a status listener to the submission with the specified id</text:span></text:p>
      <text:p text:style-name="Code_20_block"><text:s text:c="2"/>void add<text:span text:style-name="T17">Job</text:span>StatusListener(String <text:span text:style-name="T17">jobUuid</text:span>, <text:span text:style-name="T17">Job</text:span>StatusListener listener);</text:p>
      <text:p text:style-name="Code_20_block"/>
      <text:p text:style-name="Code_20_block"><text:s text:c="2"/><text:span text:style-name="T8">// Submit a job to the JPPF client and register a status listener</text:span></text:p>
      <text:p text:style-name="Code_20_block"><text:s text:c="2"/>String submit(JPPFJob job, <text:span text:style-name="T17">Job</text:span>StatusListener listener) throws Exception;</text:p>
      <text:p text:style-name="Code_20_block">}</text:p>
      <text:p text:style-name="Standard"/>
      <text:p text:style-name="P1">Note that <text:span text:style-name="Code_20_char">submit(JPPFJob, </text:span><text:span text:style-name="Code_20_char"><text:span text:style-name="T17">Job</text:span></text:span><text:span text:style-name="Code_20_char">StatusListener)</text:span> submits the job <text:span text:style-name="T7">and</text:span> registers the listener in a single atomic operation. As the job submssion is asynchronous, this ensures that no event is missed between the submission of the job and the registration of the listener.</text:p>
      <text:p text:style-name="Standard"/>
      <text:p text:style-name="Standard"/>
      <text:p text:style-name="P6">The interface <text:a xlink:type="simple" xlink:href="http://www.jppf.org/api-5/index.html?org/jppf/client/event/JobStatusListener.html" text:style-name="Internet_20_link" text:visited-style-name="Visited_20_Internet_20_Link"><text:span text:style-name="Code_20_char"><text:span text:style-name="T17">JobStatusListener</text:span></text:span></text:a> is defined as follows:</text:p>
      <text:p text:style-name="Standard"/>
      <text:p text:style-name="Code_20_block">public interface <text:span text:style-name="T17">Job</text:span>StatusListener extends EventListener {</text:p>
      <text:p text:style-name="Code_20_block"><text:s text:c="2"/><text:span text:style-name="T8">// Called when the status of a job has changed</text:span></text:p>
      <text:p text:style-name="Code_20_block"><text:s text:c="2"/>void <text:span text:style-name="T17">job</text:span>StatusChanged(<text:span text:style-name="T17">Job</text:span>StatusEvent event);</text:p>
      <text:p text:style-name="Code_20_block">}</text:p>
      <text:p text:style-name="Standard"/>
      <text:p text:style-name="Standard">Each listener receives events of type <text:a xlink:type="simple" xlink:href="http://www.jppf.org/api-5/index.html?org/jppf/client/event/JobStatusEvent.html" text:style-name="Internet_20_link" text:visited-style-name="Visited_20_Internet_20_Link"><text:span text:style-name="Code_20_char"><text:span text:style-name="T17">JobStatusEvent</text:span></text:span></text:a>, defined as follows:</text:p>
      <text:p text:style-name="Standard"/>
      <text:p text:style-name="Code_20_block">public class <text:span text:style-name="T17">Job</text:span>StatusEvent extends EventObject {</text:p>
      <text:p text:style-name="Code_20_block"><text:s text:c="2"/><text:span text:style-name="T8">// get the status of the job</text:span></text:p>
      <text:p text:style-name="Code_20_block"><text:s text:c="2"/>public <text:span text:style-name="T17">Job</text:span>Status getStatus()</text:p>
      <text:p text:style-name="Code_20_block"/>
      <text:p text:style-name="Code_20_block"><text:s text:c="2"/><text:span text:style-name="T8">// get the id of the job</text:span></text:p>
      <text:p text:style-name="Code_20_block"><text:s text:c="2"/>public String get<text:span text:style-name="T17">JobUui</text:span>d()</text:p>
      <text:p text:style-name="Code_20_block">}</text:p>
      <text:p text:style-name="Standard"/>
      <text:p text:style-name="Standard">The possible statuses are defined in the enumerated type <text:a xlink:type="simple" xlink:href="http://www.jppf.org/api-5/index.html?org/jppf/client/JobStatus.html" text:style-name="Internet_20_link" text:visited-style-name="Visited_20_Internet_20_Link"><text:span text:style-name="Code_20_char"><text:span text:style-name="T17">JobStatus</text:span></text:span></text:a>:</text:p>
      <text:p text:style-name="Standard"/>
      <text:p text:style-name="Code_20_block">public enum <text:span text:style-name="T18">Job</text:span>Status {</text:p>
      <text:p text:style-name="Code_20_block"><text:s text:c="2"/>SUBMITTED, <text:span text:style-name="T8">// the job was just submitted.</text:span></text:p>
      <text:p text:style-name="Code_20_block"><text:s text:c="2"/>PENDING, <text:s text:c="2"/><text:span text:style-name="T8">// the job is currently in the submission queue (on the client side)</text:span></text:p>
      <text:p text:style-name="Code_20_block"><text:s text:c="2"/>EXECUTING, <text:span text:style-name="T8">// the job is being executed</text:span></text:p>
      <text:p text:style-name="Code_20_block"><text:s text:c="2"/>COMPLETE, <text:s/><text:span text:style-name="T8">// the job execution is complete</text:span></text:p>
      <text:p text:style-name="Code_20_block"><text:s text:c="2"/>FAILED <text:s text:c="4"/><text:span text:style-name="T8">// the job execution has failed</text:span></text:p>
      <text:p text:style-name="Code_20_block">}</text:p>
      <text:p text:style-name="Standard"/>
      <text:p text:style-name="Standard">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8"><text:s text:c="4"/>job.add(new DemoTask(duration));</text:p>
      <text:p text:style-name="Code_20_block"/>
      <text:p text:style-name="Code_20_block"><text:s text:c="4"/><text:span text:style-name="T8">// a status listener can be added at submission time</text:span></text:p>
      <text:p text:style-name="Code_20_block"><text:s text:c="4"/>String <text:span text:style-name="T19">uuid</text:span> = <text:span text:style-name="T1">connection.submit(job, new </text:span><text:span text:style-name="T5">Job</text:span><text:span text:style-name="T1">StatusListener()</text:span> {</text:p>
      <text:p text:style-name="Code_20_block"><text:s text:c="6"/>public void <text:span text:style-name="T18">job</text:span>StatusChanged(<text:span text:style-name="T18">job</text:span>StatusEvent event) {</text:p>
      <text:p text:style-name="Code_20_block"><text:s text:c="8"/>String <text:span text:style-name="T19">uu</text:span>id = event.get<text:span text:style-name="T18">JobUuid</text:span>();</text:p>
      <text:p text:style-name="Code_20_block"><text:s text:c="8"/><text:span text:style-name="T18">Job</text:span>Status status = event.getStatus();</text:p>
      <text:p text:style-name="Code_20_block"><text:s text:c="8"/>System.out.println("<text:span text:style-name="T18">job</text:span> [" + <text:span text:style-name="T19">uu</text:span>id + "] changed to '" + status + "'");</text:p>
      <text:p text:style-name="Code_20_block"><text:s text:c="6"/>}</text:p>
      <text:p text:style-name="Code_20_block"><text:s text:c="4"/>});</text:p>
      <text:p text:style-name="Code_20_block"/>
      <text:p text:style-name="Code_20_block"><text:s text:c="4"/><text:span text:style-name="T8">// or after the job has been submitted</text:span></text:p>
      <text:p text:style-name="Code_20_block"><text:s text:c="4"/><text:span text:style-name="T1">connection.add</text:span><text:span text:style-name="T5">Job</text:span><text:span text:style-name="T1">StatusListener(id, new </text:span><text:span text:style-name="T5">Job</text:span><text:span text:style-name="T1">StatusListener()</text:span> {</text:p>
      <text:p text:style-name="Code_20_block"><text:s text:c="6"/>public void <text:span text:style-name="T18">job</text:span>StatusChanged(<text:span text:style-name="T18">Job</text:span>StatusEvent event) {</text:p>
      <text:p text:style-name="Code_20_block"><text:s text:c="8"/>String <text:span text:style-name="T18">uu</text:span>id = event.get<text:span text:style-name="T18">JobUuid</text:span>();</text:p>
      <text:p text:style-name="Code_20_block"><text:s text:c="8"/><text:span text:style-name="T18">Job</text:span>Status status = event.getStatus();</text:p>
      <text:p text:style-name="Code_20_block"><text:s text:c="8"/>switch(status) {</text:p>
      <text:p text:style-name="Code_20_block"><text:s text:c="10"/>case COMPLETE:<text:span text:style-name="T8">// process successful completion</text:span></text:p>
      <text:p text:style-name="Code_20_block"><text:s text:c="12"/>break;</text:p>
      <text:p text:style-name="Code_20_block"><text:s text:c="10"/>case FAILED:<text:span text:style-name="T8">// process failure</text:span></text:p>
      <text:p text:style-name="Code_20_block"><text:s text:c="12"/>break;</text:p>
      <text:p text:style-name="Code_20_block"><text:s text:c="10"/>default:</text:p>
      <text:p text:style-name="Code_20_block"><text:s text:c="12"/>System.out.println("job [" + <text:span text:style-name="T19">uu</text:span>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11">T</text:span>ask<text:span text:style-name="T11">&lt;?&gt;</text:span>&gt; results = connection.<text:span text:style-name="T11">a</text:span>waitResults(<text:span text:style-name="T19">uu</text:span>id);</text:p>
      <text:p text:style-name="Code_20_block"><text:s text:c="4"/><text:span text:style-name="T8">// ... process the results ...</text:span></text:p>
      <text:p text:style-name="Code_20_block"><text:s text:c="2"/>} finally {</text:p>
      <text:p text:style-name="Code_20_block"><text:s text:c="4"/>JPPFHelper.closeConnection(connection);</text:p>
      <text:p text:style-name="Code_20_block"><text:s text:c="2"/>}</text:p>
      <text:p text:style-name="Code_20_block">}</text:p>
      <text:list xml:id="list10404273144308" text:continue-numbering="true" text:style-name="Outline">
        <text:list-item>
          <text:list>
            <text:list-item>
              <text:h text:style-name="Heading_20_2" text:outline-level="2"><text:soft-page-break/>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10404273167042"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 text:style-name="Internet_20_link" text:visited-style-name="Visited_20_Internet_20_Link">download this file</text:a>.</text:p>
      <text:list xml:id="list10404275151301"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10404275151722" text:continue-numbering="true" text:style-name="Outline">
        <text:list-item>
          <text:list>
            <text:list-item>
              <text:list>
                <text:list-item>
                  <text:h text:style-name="Heading_20_3" text:outline-level="3">Deployment on JBoss 7+</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2"><draw:image xlink:href="Pictures/1000000000000283000000EFB0AF9C3D.gif" xlink:type="simple" xlink:show="embed" xlink:actuate="onLoad"/></draw:frame></text:p>
      <text:p text:style-name="Standard"/>
      <text:p text:style-name="Standard">- click on "Add Content"</text:p>
      <text:p text:style-name="Standard">- browse to the file "jppf_ra_JBoss-7.rar"</text:p>
      <text:p text:style-name="Standard"/>
      <text:p text:style-name="Standard"><text:soft-page-break/><draw:frame draw:style-name="fr1" draw:name="graphics40" text:anchor-type="as-char" svg:width="8.546cm" svg:height="6.429cm" draw:z-index="33"><draw:image xlink:href="Pictures/1000000000000143000000F3A67DAA43.gif" xlink:type="simple" xlink:show="embed" xlink:actuate="onLoad"/></draw:frame></text:p>
      <text:p text:style-name="Standard"/>
      <text:p text:style-name="Standard">- click "next"</text:p>
      <text:p text:style-name="Standard"/>
      <text:p text:style-name="Standard"><draw:frame draw:style-name="fr1" draw:name="graphics41" text:anchor-type="as-char" svg:width="8.52cm" svg:height="6.376cm" draw:z-index="34"><draw:image xlink:href="Pictures/1000000000000142000000F138988AD8.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35"><draw:image xlink:href="Pictures/1000000000000286000000C0B45C3E1D.gif" xlink:type="simple" xlink:show="embed" xlink:actuate="onLoad"/></draw:frame></text:p>
      <text:p text:style-name="Standard"/>
      <text:p text:style-name="Standard">- click on the "Enable" button to start it:</text:p>
      <text:p text:style-name="Standard"/>
      <text:p text:style-name="Standard"><draw:frame draw:style-name="fr1" draw:name="graphics43" text:anchor-type="as-char" svg:width="17.119cm" svg:height="5.239cm" draw:z-index="36"><draw:image xlink:href="Pictures/1000000000000287000000C6D5609C4B.gif" xlink:type="simple" xlink:show="embed" xlink:actuate="onLoad"/></draw:frame></text:p>
      <text:list xml:id="list10404287172127"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37"><draw:image xlink:href="Pictures/1000000000000145000000F65905DC20.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38"><draw:image xlink:href="Pictures/1000000000000288000000E369090322.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16.933cm" svg:height="5.874cm" draw:z-index="39"><draw:image xlink:href="Pictures/1000000000000280000000DE2DA7A1FF.gif" xlink:type="simple" xlink:show="embed" xlink:actuate="onLoad"/></draw:frame></text:p>
      <text:list xml:id="list10404297156352" text:continue-numbering="true" text:style-name="Outline">
        <text:list-item>
          <text:list>
            <text:list-item>
              <text:list>
                <text:list-item>
                  <text:h text:style-name="P18"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0"><draw:image xlink:href="Pictures/100000000000034A0000019F50BCC8A2.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1"><draw:image xlink:href="Pictures/100000000000034A000001990D6B8764.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2"><draw:image xlink:href="Pictures/100000000000034B000003055A3A81AE.gif" xlink:type="simple" xlink:show="embed" xlink:actuate="onLoad"/></draw:frame></text:p>
      <text:list xml:id="list10404320145611" text:continue-numbering="true" text:style-name="Outline">
        <text:list-item>
          <text:list>
            <text:list-item>
              <text:list>
                <text:list-item>
                  <text:list>
                    <text:list-item>
                      <text:h text:style-name="P19"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3"><draw:image xlink:href="Pictures/100000000000034A000001CBE042597C.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4"><draw:image xlink:href="Pictures/100000000000034B000001C5963165E8.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5"><draw:image xlink:href="Pictures/100000000000034C000003395B9B3A87.gif" xlink:type="simple" xlink:show="embed" xlink:actuate="onLoad"/></draw:frame></text:p>
      <text:p text:style-name="Standard"/>
      <text:p text:style-name="Standard">- click "Finish"</text:p>
      <text:list xml:id="list10404346166417"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6"><draw:image xlink:href="Pictures/100000000000034A000001C847B7AACA.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7"><draw:image xlink:href="Pictures/100000000000034B000001CED80A3520.gif" xlink:type="simple" xlink:show="embed" xlink:actuate="onLoad"/></draw:frame></text:p>
      <text:p text:style-name="Standard"/>
      <text:p text:style-name="Standard">- click "OK"</text:p>
      <text:p text:style-name="Standard">- restart the application server</text:p>
      <text:p text:style-name="Standard"/>
      <text:list xml:id="list10404361154429" text:continue-numbering="true" text:style-name="Outline">
        <text:list-item>
          <text:list>
            <text:list-item>
              <text:list>
                <text:list-item>
                  <text:list>
                    <text:list-item>
                      <text:h text:style-name="P19"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8"><draw:image xlink:href="Pictures/100000000000034A0000019BB144FBA7.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9"><draw:image xlink:href="Pictures/100000000000034C0000019F30C710B5.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0"><draw:image xlink:href="Pictures/1000000000000349000002CFDC5B4B29.gif" xlink:type="simple" xlink:show="embed" xlink:actuate="onLoad"/></draw:frame></text:p>
      <text:p text:style-name="Standard"/>
      <text:p text:style-name="Standard">- click "Finish"</text:p>
      <text:p text:style-name="Standard">- restart the application server</text:p>
      <text:p text:style-name="Standard"/>
      <text:list xml:id="list10404384170800" text:continue-numbering="true" text:style-name="Outline">
        <text:list-item>
          <text:list>
            <text:list-item>
              <text:list>
                <text:list-item>
                  <text:h text:style-name="P18"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1"><draw:image xlink:href="Pictures/100000000000034E000001EEF2BD19ED.gif" xlink:type="simple" xlink:show="embed" xlink:actuate="onLoad"/></draw:frame></text:p>
      <text:p text:style-name="Standard"/>
      <text:p text:style-name="Standard">- click "Install RAR"</text:p>
      <text:p text:style-name="Standard"/>
      <text:p text:style-name="P6">- in the "Install RAR file" page, browse to the "jppf_ra_Websphere.rar" file</text:p>
      <text:p text:style-name="Standard"/>
      <text:p text:style-name="Standard"><draw:frame draw:style-name="fr3" draw:name="graphics20" text:anchor-type="paragraph" svg:width="19.001cm" svg:height="11.606cm" draw:z-index="12"><draw:image xlink:href="Pictures/1000000000000303000001D73408488A.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3"><draw:image xlink:href="Pictures/100000000000034B000001EE3FAD168B.gif" xlink:type="simple" xlink:show="embed" xlink:actuate="onLoad"/></draw:frame></text:p>
      <text:p text:style-name="Standard"/>
      <text:list xml:id="list10404405162211"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14"><draw:image xlink:href="Pictures/100000000000031C000002F7A1A98929.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10404414170324" text:continue-numbering="true" text:style-name="Outline">
        <text:list-item>
          <text:list>
            <text:list-item>
              <text:list>
                <text:list-item>
                  <text:list>
                    <text:list-item>
                      <text:h text:style-name="P19"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15"><draw:image xlink:href="Pictures/100000000000034B000001AA4EF178C1.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16"><draw:image xlink:href="Pictures/100000000000034B000001E63DE99B1E.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17"><draw:image xlink:href="Pictures/100000000000037F000001A0EEE7730B.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18"><draw:image xlink:href="Pictures/10000000000003830000032ECDA16681.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19"><draw:image xlink:href="Pictures/100000000000037E0000018AE261A6B1.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0"><draw:image xlink:href="Pictures/1000000000000380000001D4DBC76A72.gif" xlink:type="simple" xlink:show="embed" xlink:actuate="onLoad"/></draw:frame></text:p>
      <text:p text:style-name="Standard"/>
      <text:p text:style-name="Standard">- click on "Start"</text:p>
      <text:p text:style-name="Standard">- restart the application server</text:p>
      <text:p text:style-name="Standard"/>
      <text:list xml:id="list10404460165714" text:continue-numbering="true" text:style-name="Outline">
        <text:list-item>
          <text:list>
            <text:list-item>
              <text:list>
                <text:list-item>
                  <text:h text:style-name="P18"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1"><draw:image xlink:href="Pictures/100000000000036F000001F088BF01AF.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2"><draw:image xlink:href="Pictures/1000000000000359000003002A25D9F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3"><draw:image xlink:href="Pictures/100000000000037000000292B91F2DD9.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24"><draw:image xlink:href="Pictures/100000000000036D0000027470808812.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6">Note</text:span>: <text:span text:style-name="T7">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10404498170897"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25"><draw:image xlink:href="Pictures/100000000000037300000203CAE30C7E.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26"><draw:image xlink:href="Pictures/1000000000000374000002FCD2DC277F.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27"><draw:image xlink:href="Pictures/100000000000036F000002A178EF9635.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28"><draw:image xlink:href="Pictures/100000000000036F0000027F3104D425.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10404536144349" text:continue-numbering="true" text:style-name="Outline">
        <text:list-item>
          <text:list>
            <text:list-item>
              <text:list>
                <text:list-item>
                  <text:h text:style-name="P18"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19.001cm" svg:height="11.199cm" draw:z-index="29"><draw:image xlink:href="Pictures/10000200000002F8000001C09E7F3DEB.gif" xlink:type="simple" xlink:show="embed" xlink:actuate="onLoad"/></draw:frame></text:p>
      <text:p text:style-name="Standard"/>
      <text:p text:style-name="Standard">- click on “Install”</text:p>
      <text:list xml:id="list10404545154833"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19.001cm" svg:height="8.41cm" draw:z-index="30"><draw:image xlink:href="Pictures/10000200000002F30000013EC568420D.gif" xlink:type="simple" xlink:show="embed" xlink:actuate="onLoad"/></draw:frame></text:p>
      <text:p text:style-name="Standard"/>
      <text:p text:style-name="Standard">- click on “Install”</text:p>
      <text:list xml:id="list10404553162202"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10404556152773"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2.0-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text:span><text:span text:style-name="Code_20_char"><text:span text:style-name="T15">x</text:span></text:span><text:span text:style-name="Code_20_char">.</text:span><text:span text:style-name="Code_20_char"><text:span text:style-name="T15">y</text:span></text:span><text:span text:style-name="Code_20_char">-j2ee-connector/appserver/MyServer-1.0</text:span> folder, edit the relevant configuration files and deployment descriptors.</text:p>
      <text:p text:style-name="Standard"/>
      <text:p text:style-name="Standard">3. Open the build.xml build script, in the jca-client folder, with a text editor.</text:p>
      <text:p text:style-name="Standard"/>
      <text:p text:style-name="Standard">4. At the start of the file, you will see the following section:</text:p>
      <text:p text:style-name="Standard"/>
      <text:p text:style-name="Code_20_block"><text:s text:c="2"/><text:span text:style-name="T8">&lt;!-- ========================================================================= --&gt;</text:span></text:p>
      <text:p text:style-name="P7"><text:s text:c="2"/>&lt;!-- definition of application server-specific properties <text:s text:c="21"/>--&gt;</text:p>
      <text:p text:style-name="P7"><text:s text:c="2"/>&lt;!-- the value is used to generate the names of the corresponding EAR and RAR <text:s/>--&gt;</text:p>
      <text:p text:style-name="P7"><text:s text:c="2"/>&lt;!-- ========================================================================= --&gt;</text:p>
      <text:p text:style-name="Code_20_block"><text:s text:c="2"/>&lt;property name="was" <text:s text:c="10"/>value="Websphere"/&gt;</text:p>
      <text:p text:style-name="P10"><text:s text:c="2"/>&lt;property name="jboss" <text:s text:c="8"/>value="JBoss"/&gt;</text:p>
      <text:p text:style-name="P10"><text:s text:c="2"/>&lt;property name="jboss<text:span text:style-name="T14">7</text:span>" <text:s text:c="7"/>value="JBoss<text:span text:style-name="T14">-7</text:span>"/&gt;</text:p>
      <text:p text:style-name="Code_20_block"><text:s text:c="2"/>&lt;property name="sunas" <text:s text:c="8"/>value="Glassfish"/&gt;</text:p>
      <text:p text:style-name="Code_20_block"><text:s text:c="2"/>&lt;property name="weblogic" <text:s text:c="5"/>value="Weblogic"/&gt;</text:p>
      <text:p text:style-name="Code_20_block"><text:s text:c="2"/>&lt;property name="geronimo" <text:s text:c="5"/>value="Geronimo"/&gt;</text:p>
      <text:p text:style-name="Standard"/>
      <text:p text:style-name="Standard"><text:soft-page-break/>You can add your own property here, for instance:</text:p>
      <text:p text:style-name="Standard"/>
      <text:p text:style-name="Code_20_block"><text:s text:c="2"/>&lt;property name="myserver10" <text:s text:c="5"/>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text:s text:c="2"/>&lt;antcall target="ear"&gt;</text:p>
      <text:p text:style-name="Code_20_block"><text:s text:c="4"/>&lt;param name="appserver" value="${myserver10}"/&gt;</text:p>
      <text:p text:style-name="Code_20_block"><text:s text:c="4"/>&lt;param name="include.client.classes" value="true"/&gt;</text:p>
      <text:p text:style-name="Code_20_block"><text:s text:c="2"/>&lt;/antcall&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text:s text:c="2"/>&lt;antcall target="rar"&gt;&lt;param name="appserver" value="${myserver10}"/&gt;&lt;/antcall&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1H48M28S</meta:editing-duration>
    <meta:editing-cycles>100</meta:editing-cycles>
    <meta:generator>LibreOffice/4.3.2.2$Windows_x86 LibreOffice_project/edfb5295ba211bd31ad47d0bad0118690f76407d</meta:generator>
    <meta:creation-date>2009-11-08T07:02:32.78</meta:creation-date>
    <dc:date>2014-10-21T01:04:04.136000000</dc:date>
    <meta:document-statistic meta:table-count="3" meta:image-count="40" meta:object-count="0" meta:page-count="34" meta:paragraph-count="524" meta:word-count="3463" meta:character-count="25121" meta:non-whitespace-character-count="2113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